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239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5.673cm"/>
    </style:style>
    <style:style style:name="co5" style:family="table-column">
      <style:table-column-properties fo:break-before="auto" style:column-width="15.393cm"/>
    </style:style>
    <style:style style:name="co6" style:family="table-column">
      <style:table-column-properties fo:break-before="auto" style:column-width="28.249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bugger_b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simon/Documents/hardware_dev/projects/ft4232_debugger/debugger_base/debugger_base.kicad_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at 06 Apr 2024 10:21:48 C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11+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, 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, C6, C7, C8, C9, C10, C11, C12, C18, C19, C20, C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, C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p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u3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, C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mA</text:p>
          </table:table-cell>
          <table:table-cell office:value-type="string" calcext:value-type="string">
            <text:p>Fuse_Small</text:p>
          </table:table-cell>
          <table:table-cell office:value-type="string" calcext:value-type="string">
            <text:p>Fuse:Fuse_0805_2012Metric</text:p>
          </table:table-cell>
          <table:table-cell office:value-type="string" calcext:value-type="string">
            <text:p>Fuse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1, FB2, FB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erriteBead_Small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Ferrite bead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, 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1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, 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, R7, R8, R11, R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, small symbol</text:p>
          </table:table-cell>
          <table:table-cell/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_Pack08</text:p>
          </table:table-cell>
          <table:table-cell office:value-type="string" calcext:value-type="string">
            <text:p>Resistor_SMD:R_Array_Convex_8x0602</text:p>
          </table:table-cell>
          <table:table-cell office:value-type="string" calcext:value-type="string">
            <text:p>8 resistor network, parallel topolo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yLib:SW_SPST_EVQP2</text:p>
          </table:table-cell>
          <table:table-cell office:value-type="string" calcext:value-type="string">
            <text:p>Push button switch, generic, two p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 CHx LED enable switch</text:p>
          </table:table-cell>
          <table:table-cell office:value-type="string" calcext:value-type="string">
            <text:p>SW_DIP_x04</text:p>
          </table:table-cell>
          <table:table-cell office:value-type="string" calcext:value-type="string">
            <text:p>Button_Switch_SMD:SW_DIP_SPSTx04_Slide_6.7x11.72mm_W8.61mm_P2.54mm_LowProfile</text:p>
          </table:table-cell>
          <table:table-cell office:value-type="string" calcext:value-type="string">
            <text:p>4x DIP Switch, Single Pole Single Throw (SPST) switch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LC6-2P6</text:p>
          </table:table-cell>
          <table:table-cell office:value-type="string" calcext:value-type="string">
            <text:p>Package_TO_SOT_SMD:SOT-666</text:p>
          </table:table-cell>
          <table:table-cell office:value-type="string" calcext:value-type="string">
            <text:p>Very low capacitance ESD protection diode, 2 data-line, SOT-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528-3.3YMT</text:p>
          </table:table-cell>
          <table:table-cell office:value-type="string" calcext:value-type="string">
            <text:p>MIC5504-3.3YM5</text:p>
          </table:table-cell>
          <table:table-cell office:value-type="string" calcext:value-type="string">
            <text:p>ft4232_footprints:DFN-6-1EP_1.2x1.2mm_P0.4mm_EP0.3x0.94mm_PullBack</text:p>
          </table:table-cell>
          <table:table-cell office:value-type="string" calcext:value-type="string">
            <text:p>300mA Low-dropout Voltage Regulator, Vout 3.3V, Vin up to 5.5V, SOT-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LED_Small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4232HQ</text:p>
          </table:table-cell>
          <table:table-cell office:value-type="string" calcext:value-type="string">
            <text:p>FT4232H</text:p>
          </table:table-cell>
          <table:table-cell office:value-type="string" calcext:value-type="string">
            <text:p>Package_DFN_QFN:QFN-64-1EP_9x9mm_P0.5mm_EP4.35x4.35mm</text:p>
          </table:table-cell>
          <table:table-cell office:value-type="string" calcext:value-type="string">
            <text:p>Hi Speed Quad Channel USB UART/FIFO, LQFP/QFN-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HC595</text:p>
          </table:table-cell>
          <table:table-cell office:value-type="string" calcext:value-type="string">
            <text:p>ft4232_footprints:74HC595</text:p>
          </table:table-cell>
          <table:table-cell office:value-type="string" calcext:value-type="string">
            <text:p>8-bit serial in/out Shift Register 3-State Outp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93LCxxB</text:p>
          </table:table-cell>
          <table:table-cell office:value-type="string" calcext:value-type="string">
            <text:p>Package_DFN_QFN:DFN-8-1EP_3x2mm_P0.5mm_EP1.7x1.4mm</text:p>
          </table:table-cell>
          <table:table-cell office:value-type="string" calcext:value-type="string">
            <text:p>Serial EEPROM, 93 Series, 2.5V, DIP-8/SOIC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7, V9, V11, V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ED_Small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8, V10, V12, V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LED_Small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C Receptacle</text:p>
          </table:table-cell>
          <table:table-cell office:value-type="string" calcext:value-type="string">
            <text:p>USB_C_Receptacle_USB2.0_14P</text:p>
          </table:table-cell>
          <table:table-cell office:value-type="string" calcext:value-type="string">
            <text:p>myLib:USB_C_Receptacle_G-Switch_GT-USB-7010ASV</text:p>
          </table:table-cell>
          <table:table-cell office:value-type="string" calcext:value-type="string">
            <text:p>USB 2.0-only 14P Type-C Receptacle conn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nel A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ft4232_footprints:header_female_02x06_613012243121</text:p>
          </table:table-cell>
          <table:table-cell office:value-type="string" calcext:value-type="string">
            <text:p>Generic connector, double row, 02x06, odd/even pin numbering scheme (row 1 odd numbers, row 2 even numbers), script generated (kicad-library-utils/schlib/autogen/connector/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nel B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ft4232_footprints:header_female_02x06_613012243121</text:p>
          </table:table-cell>
          <table:table-cell office:value-type="string" calcext:value-type="string">
            <text:p>Generic connector, double row, 02x06, odd/even pin numbering scheme (row 1 odd numbers, row 2 even numbers), script generated (kicad-library-utils/schlib/autogen/connector/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nel C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ft4232_footprints:header_female_02x06_613012243121</text:p>
          </table:table-cell>
          <table:table-cell office:value-type="string" calcext:value-type="string">
            <text:p>Generic connector, double row, 02x06, odd/even pin numbering scheme (row 1 odd numbers, row 2 even numbers), script generated (kicad-library-utils/schlib/autogen/connector/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nel D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ft4232_footprints:header_female_02x06_613012243121</text:p>
          </table:table-cell>
          <table:table-cell office:value-type="string" calcext:value-type="string">
            <text:p>Generic connector, double row, 02x06, odd/even pin numbering scheme (row 1 odd numbers, row 2 even numbers), script generated (kicad-library-utils/schlib/autogen/connector/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_GND24_Small</text:p>
          </table:table-cell>
          <table:table-cell office:value-type="string" calcext:value-type="string">
            <text:p>Crystal:Crystal_SMD_3225-4Pin_3.2x2.5mm</text:p>
          </table:table-cell>
          <table:table-cell office:value-type="string" calcext:value-type="string">
            <text:p>Four pin crystal, GND on pins 2 and 4, small symbo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6T11:08:17.367192070</dc:date>
    <meta:editing-duration>PT45M53S</meta:editing-duration>
    <meta:editing-cycles>1</meta:editing-cycles>
    <meta:document-statistic meta:table-count="1" meta:cell-count="217" meta:object-count="0"/>
    <meta:generator>LibreOffice/7.4.7.2$Linux_X86_64 LibreOffice_project/40$Build-2</meta:generator>
  </office:meta>
</office:document-meta>
</file>